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5.957cm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45cm" fo:min-width="7.5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1.78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fo:min-width="6.242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3.68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width="0.051cm" svg:stroke-color="#00aaad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width="0.051cm" svg:stroke-color="#ed1c2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07cm" svg:height="2.54cm" svg:x="1.14cm" svg:y="1.7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4cm" svg:y1="2.98cm" svg:x2="7.647cm" svg:y2="2.98cm" draw:start-shape="id1" draw:start-glue-point="3" draw:end-shape="id1" draw:end-glue-point="1" svg:d="M1140 2980h6507" svg:viewBox="0 0 6508 1">
          <text:p/>
        </draw:connector>
        <draw:frame draw:style-name="gr3" draw:text-style-name="P2" draw:layer="layout" svg:width="2.28cm" svg:height="0.962cm" svg:x="3.248cm" svg:y="1.864cm">
          <draw:text-box>
            <text:p>έννοια</text:p>
          </draw:text-box>
        </draw:frame>
        <draw:frame draw:style-name="gr4" draw:text-style-name="P2" draw:layer="layout" svg:width="6.742cm" svg:height="0.962cm" svg:x="1.148cm" svg:y="3.129cm">
          <draw:text-box>
            <text:p>“ηλεκτρικό ποδήλατο”</text:p>
          </draw:text-box>
        </draw:frame>
        <draw:custom-shape draw:style-name="gr5" draw:text-style-name="P1" xml:id="id2" draw:id="id2" draw:layer="layout" svg:width="8.115cm" svg:height="3.75cm" svg:x="1.14cm" svg:y="7.4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4cm" svg:y1="9.285cm" svg:x2="9.255cm" svg:y2="9.285cm" draw:start-shape="id2" draw:start-glue-point="3" draw:end-shape="id2" draw:end-glue-point="1" svg:d="M1140 9285h8115" svg:viewBox="0 0 8116 1">
          <text:p/>
        </draw:connector>
        <draw:frame draw:style-name="gr6" draw:text-style-name="P2" draw:layer="layout" svg:width="2.324cm" svg:height="0.983cm" svg:x="3.948cm" svg:y="7.837cm">
          <draw:text-box>
            <text:p>έννοια</text:p>
          </draw:text-box>
        </draw:frame>
        <draw:frame draw:style-name="gr7" draw:text-style-name="P2" draw:layer="layout" svg:width="8.334cm" svg:height="1.673cm" svg:x="1.048cm" svg:y="9.405cm">
          <draw:text-box>
            <text:p>“ποδήλατο με υποβοήθηση”</text:p>
          </draw:text-box>
        </draw:frame>
        <draw:custom-shape draw:style-name="gr8" draw:text-style-name="P1" xml:id="id3" draw:id="id3" draw:layer="layout" svg:width="4.233cm" svg:height="2.54cm" svg:x="11.44cm" svg:y="1.7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44cm" svg:y1="2.98cm" svg:x2="15.673cm" svg:y2="2.98cm" draw:start-shape="id3" draw:start-glue-point="3" draw:end-shape="id3" draw:end-glue-point="1" svg:d="M11440 2980h4233" svg:viewBox="0 0 4234 1">
          <text:p/>
        </draw:connector>
        <draw:frame draw:style-name="gr9" draw:text-style-name="P2" draw:layer="layout" svg:width="4.371cm" svg:height="0.962cm" svg:x="11.348cm" svg:y="1.864cm">
          <draw:text-box>
            <text:p>άδεια γνώσης</text:p>
          </draw:text-box>
        </draw:frame>
        <draw:frame draw:style-name="gr10" draw:text-style-name="P2" draw:layer="layout" svg:width="2.123cm" svg:height="0.962cm" svg:x="12.448cm" svg:y="3.129cm">
          <draw:text-box>
            <text:p>PKP3</text:p>
          </draw:text-box>
        </draw:frame>
        <draw:frame draw:style-name="gr11" draw:text-style-name="P2" draw:layer="layout" svg:width="3.883cm" svg:height="0.962cm" svg:x="1.083cm" svg:y="5.334cm">
          <draw:text-box>
            <text:p>(υποκλάση)</text:p>
          </draw:text-box>
        </draw:frame>
        <draw:custom-shape draw:style-name="gr8" draw:text-style-name="P1" xml:id="id4" draw:id="id4" draw:layer="layout" svg:width="4.233cm" svg:height="2.54cm" svg:x="19.641cm" svg:y="1.7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641cm" svg:y1="2.98cm" svg:x2="23.874cm" svg:y2="2.98cm" draw:start-shape="id4" draw:start-glue-point="3" draw:end-shape="id4" draw:end-glue-point="1" svg:d="M19641 2980h4233" svg:viewBox="0 0 4234 1">
          <text:p/>
        </draw:connector>
        <draw:frame draw:style-name="gr12" draw:text-style-name="P2" draw:layer="layout" svg:width="2.17cm" svg:height="0.962cm" svg:x="20.649cm" svg:y="1.864cm">
          <draw:text-box>
            <text:p>ρόλος</text:p>
          </draw:text-box>
        </draw:frame>
        <draw:frame draw:style-name="gr13" draw:text-style-name="P2" draw:layer="layout" svg:width="3.703cm" svg:height="0.962cm" svg:x="19.949cm" svg:y="3.129cm">
          <draw:text-box>
            <text:p>σχεδιαστής</text:p>
          </draw:text-box>
        </draw:frame>
        <draw:connector draw:style-name="gr14" draw:text-style-name="P1" draw:layer="layout" draw:type="line" svg:x1="19.641cm" svg:y1="2.98cm" svg:x2="15.673cm" svg:y2="2.98cm" draw:start-shape="id4" draw:start-glue-point="3" draw:end-shape="id3" draw:end-glue-point="1" svg:d="M19641 2980h-3968" svg:viewBox="0 0 3969 1">
          <text:p/>
        </draw:connector>
        <draw:connector draw:style-name="gr14" draw:text-style-name="P1" draw:layer="layout" draw:type="line" svg:x1="11.44cm" svg:y1="2.98cm" svg:x2="7.647cm" svg:y2="2.98cm" draw:start-shape="id3" draw:start-glue-point="3" draw:end-shape="id1" draw:end-glue-point="1" svg:d="M11440 2980h-3793" svg:viewBox="0 0 3794 1">
          <text:p/>
        </draw:connector>
        <draw:line draw:style-name="gr15" draw:text-style-name="P1" draw:layer="layout" svg:x1="19.542cm" svg:y1="2.213cm" svg:x2="15.745cm" svg:y2="2.22cm">
          <text:p/>
        </draw:line>
        <draw:line draw:style-name="gr15" draw:text-style-name="P1" draw:layer="layout" svg:x1="11.287cm" svg:y1="2.27cm" svg:x2="7.731cm" svg:y2="2.27cm">
          <text:p/>
        </draw:line>
        <draw:line draw:style-name="gr15" draw:text-style-name="P1" draw:layer="layout" svg:x1="6.359cm" svg:y1="4.356cm" svg:x2="6.359cm" svg:y2="7.35cm">
          <text:p/>
        </draw:line>
        <draw:line draw:style-name="gr16" draw:text-style-name="P1" draw:layer="layout" svg:x1="4.833cm" svg:y1="4.302cm" svg:x2="4.838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28T02:28:38.967819574</dc:date>
    <meta:editing-duration>PT1H16M4S</meta:editing-duration>
    <meta:editing-cycles>22</meta:editing-cycles>
    <meta:generator>LibreOffice/6.0.7.3$Linux_X86_64 LibreOffice_project/00m0$Build-3</meta:generator>
    <meta:document-statistic meta:object-count="23"/>
  </office:meta>
</office:document-meta>
</file>